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de3e6" officeooo:paragraph-rsid="000de3e6"/>
    </style:style>
    <style:style style:name="P2" style:family="paragraph" style:parent-style-name="Text_20_body">
      <style:text-properties officeooo:paragraph-rsid="00140ce1"/>
    </style:style>
    <style:style style:name="P3" style:family="paragraph" style:parent-style-name="Text_20_body">
      <style:text-properties officeooo:paragraph-rsid="00154f52"/>
    </style:style>
    <style:style style:name="P4" style:family="paragraph" style:parent-style-name="Text_20_body">
      <style:text-properties officeooo:rsid="000f06aa" officeooo:paragraph-rsid="00154f52"/>
    </style:style>
    <style:style style:name="P5" style:family="paragraph" style:parent-style-name="Text_20_body">
      <style:text-properties officeooo:rsid="00169d2f" officeooo:paragraph-rsid="00169d2f"/>
    </style:style>
    <style:style style:name="P6" style:family="paragraph" style:parent-style-name="Text_20_body">
      <style:text-properties officeooo:rsid="00169d2f" officeooo:paragraph-rsid="0017a957"/>
    </style:style>
    <style:style style:name="P7" style:family="paragraph" style:parent-style-name="Text_20_body">
      <style:text-properties officeooo:rsid="0017a957" officeooo:paragraph-rsid="0017a957"/>
    </style:style>
    <style:style style:name="P8" style:family="paragraph" style:parent-style-name="Text_20_body">
      <style:text-properties officeooo:rsid="00270592" officeooo:paragraph-rsid="00270592"/>
    </style:style>
    <style:style style:name="P9" style:family="paragraph" style:parent-style-name="Text_20_body">
      <style:text-properties officeooo:rsid="002ab468" officeooo:paragraph-rsid="003266e0"/>
    </style:style>
    <style:style style:name="P10" style:family="paragraph" style:parent-style-name="Text_20_body">
      <style:text-properties officeooo:rsid="002ab468" officeooo:paragraph-rsid="0037a88e"/>
    </style:style>
    <style:style style:name="P11" style:family="paragraph" style:parent-style-name="Text_20_body">
      <style:text-properties officeooo:rsid="002c9f19" officeooo:paragraph-rsid="002c9f19"/>
    </style:style>
    <style:style style:name="P12" style:family="paragraph" style:parent-style-name="Text_20_body">
      <style:text-properties officeooo:paragraph-rsid="002c9f19"/>
    </style:style>
    <style:style style:name="P13" style:family="paragraph" style:parent-style-name="Text_20_body">
      <style:text-properties officeooo:rsid="002ca84d" officeooo:paragraph-rsid="002ca84d"/>
    </style:style>
    <style:style style:name="P14" style:family="paragraph" style:parent-style-name="Text_20_body">
      <style:text-properties officeooo:rsid="002ca84d" officeooo:paragraph-rsid="003266e0"/>
    </style:style>
    <style:style style:name="P15" style:family="paragraph" style:parent-style-name="Text_20_body">
      <style:text-properties officeooo:rsid="002ca84d" officeooo:paragraph-rsid="0037a88e"/>
    </style:style>
    <style:style style:name="P16" style:family="paragraph" style:parent-style-name="Text_20_body">
      <style:text-properties officeooo:rsid="002ca84d" officeooo:paragraph-rsid="003adf74"/>
    </style:style>
    <style:style style:name="P17" style:family="paragraph" style:parent-style-name="Text_20_body">
      <style:text-properties officeooo:rsid="002ca84d" officeooo:paragraph-rsid="003be887"/>
    </style:style>
    <style:style style:name="P18" style:family="paragraph" style:parent-style-name="Text_20_body">
      <style:text-properties officeooo:rsid="002ca84d" officeooo:paragraph-rsid="003d4b1e"/>
    </style:style>
    <style:style style:name="P19" style:family="paragraph" style:parent-style-name="Text_20_body">
      <style:text-properties officeooo:rsid="002e688b" officeooo:paragraph-rsid="00308d0d"/>
    </style:style>
    <style:style style:name="P20" style:family="paragraph" style:parent-style-name="Text_20_body">
      <style:text-properties officeooo:rsid="00308d0d" officeooo:paragraph-rsid="00308d0d"/>
    </style:style>
    <style:style style:name="P21" style:family="paragraph" style:parent-style-name="Text_20_body">
      <style:text-properties officeooo:rsid="00308d0d" officeooo:paragraph-rsid="003266e0"/>
    </style:style>
    <style:style style:name="P22" style:family="paragraph" style:parent-style-name="Text_20_body">
      <style:text-properties officeooo:rsid="00199333" officeooo:paragraph-rsid="00199333"/>
    </style:style>
    <style:style style:name="P23" style:family="paragraph" style:parent-style-name="Text_20_body">
      <style:text-properties officeooo:rsid="00301a19" officeooo:paragraph-rsid="00301a19"/>
    </style:style>
    <style:style style:name="P24" style:family="paragraph" style:parent-style-name="Text_20_body">
      <style:text-properties officeooo:rsid="00366e2d" officeooo:paragraph-rsid="00366e2d"/>
    </style:style>
    <style:style style:name="P25" style:family="paragraph" style:parent-style-name="Text_20_body">
      <style:text-properties officeooo:rsid="0037a88e" officeooo:paragraph-rsid="0037a88e"/>
    </style:style>
    <style:style style:name="P26" style:family="paragraph" style:parent-style-name="Text_20_body">
      <style:text-properties officeooo:rsid="003917ce" officeooo:paragraph-rsid="003917ce"/>
    </style:style>
    <style:style style:name="P27" style:family="paragraph" style:parent-style-name="Text_20_body">
      <style:text-properties officeooo:rsid="003adf74" officeooo:paragraph-rsid="003adf74"/>
    </style:style>
    <style:style style:name="P28" style:family="paragraph" style:parent-style-name="Text_20_body">
      <style:text-properties officeooo:rsid="003adf74" officeooo:paragraph-rsid="003be887"/>
    </style:style>
    <style:style style:name="P29" style:family="paragraph" style:parent-style-name="Text_20_body">
      <style:text-properties officeooo:rsid="003adf74" officeooo:paragraph-rsid="003d4b1e"/>
    </style:style>
    <style:style style:name="P30" style:family="paragraph" style:parent-style-name="Text_20_body">
      <style:text-properties officeooo:rsid="00353aa9" officeooo:paragraph-rsid="003adf74"/>
    </style:style>
    <style:style style:name="P31" style:family="paragraph" style:parent-style-name="Text_20_body">
      <style:text-properties officeooo:rsid="00353aa9" officeooo:paragraph-rsid="003be887"/>
    </style:style>
    <style:style style:name="P32" style:family="paragraph" style:parent-style-name="Text_20_body">
      <style:text-properties officeooo:rsid="00353aa9" officeooo:paragraph-rsid="003d4b1e"/>
    </style:style>
    <style:style style:name="P33" style:family="paragraph" style:parent-style-name="Text_20_body">
      <style:text-properties officeooo:rsid="003d4b1e" officeooo:paragraph-rsid="003d4b1e"/>
    </style:style>
    <style:style style:name="P34" style:family="paragraph" style:parent-style-name="Text_20_body">
      <style:text-properties officeooo:rsid="003fcf18" officeooo:paragraph-rsid="003fcf18"/>
    </style:style>
    <style:style style:name="P35" style:family="paragraph" style:parent-style-name="Text_20_body">
      <style:text-properties officeooo:rsid="004485af" officeooo:paragraph-rsid="004485af"/>
    </style:style>
    <style:style style:name="P36" style:family="paragraph" style:parent-style-name="Text_20_body">
      <style:text-properties officeooo:rsid="0044957e" officeooo:paragraph-rsid="0044957e"/>
    </style:style>
    <style:style style:name="P37" style:family="paragraph" style:parent-style-name="Text_20_body">
      <style:text-properties officeooo:rsid="00465314" officeooo:paragraph-rsid="00465314"/>
    </style:style>
    <style:style style:name="P38" style:family="paragraph" style:parent-style-name="Text_20_body">
      <style:text-properties officeooo:rsid="001edc76" officeooo:paragraph-rsid="004821d0"/>
    </style:style>
    <style:style style:name="P39" style:family="paragraph" style:parent-style-name="Text_20_body">
      <style:text-properties officeooo:rsid="0023ae0a" officeooo:paragraph-rsid="004821d0"/>
    </style:style>
    <style:style style:name="P40" style:family="paragraph" style:parent-style-name="Text_20_body">
      <style:text-properties officeooo:rsid="001bb534" officeooo:paragraph-rsid="004821d0"/>
    </style:style>
    <style:style style:name="P41" style:family="paragraph" style:parent-style-name="Text_20_body">
      <style:text-properties officeooo:rsid="004821d0" officeooo:paragraph-rsid="004821d0"/>
    </style:style>
    <style:style style:name="P42" style:family="paragraph" style:parent-style-name="Text_20_body">
      <style:text-properties officeooo:rsid="004821d0" officeooo:paragraph-rsid="004a5c52"/>
    </style:style>
    <style:style style:name="P43" style:family="paragraph" style:parent-style-name="Text_20_body">
      <style:text-properties officeooo:rsid="00257963" officeooo:paragraph-rsid="004821d0"/>
    </style:style>
    <style:style style:name="P44" style:family="paragraph" style:parent-style-name="Text_20_body">
      <style:text-properties officeooo:rsid="004944c8" officeooo:paragraph-rsid="004944c8"/>
    </style:style>
    <style:style style:name="P45" style:family="paragraph" style:parent-style-name="Text_20_body">
      <style:text-properties fo:font-weight="normal" officeooo:rsid="004944c8" officeooo:paragraph-rsid="004944c8" style:font-weight-asian="normal" style:font-weight-complex="normal"/>
    </style:style>
    <style:style style:name="P46" style:family="paragraph" style:parent-style-name="Title">
      <style:text-properties officeooo:rsid="000de3e6" officeooo:paragraph-rsid="000de3e6"/>
    </style:style>
    <style:style style:name="P47" style:family="paragraph" style:parent-style-name="Standard">
      <style:text-properties officeooo:rsid="00270592" officeooo:paragraph-rsid="004485af"/>
    </style:style>
    <style:style style:name="P48" style:family="paragraph" style:parent-style-name="Standard">
      <style:text-properties officeooo:rsid="0023ae0a" officeooo:paragraph-rsid="004485af"/>
    </style:style>
    <style:style style:name="P49" style:family="paragraph" style:parent-style-name="Standard">
      <style:text-properties officeooo:rsid="004485af" officeooo:paragraph-rsid="004485af"/>
    </style:style>
    <style:style style:name="P50" style:family="paragraph" style:parent-style-name="Standard">
      <style:text-properties officeooo:rsid="001bb534" officeooo:paragraph-rsid="004821d0"/>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Text_20_body" style:list-style-name="L1">
      <style:text-properties officeooo:rsid="0014ec4c" officeooo:paragraph-rsid="0014ec4c"/>
    </style:style>
    <style:style style:name="P56" style:family="paragraph" style:parent-style-name="Text_20_body" style:list-style-name="L1">
      <style:text-properties officeooo:rsid="00154f52" officeooo:paragraph-rsid="00154f52"/>
    </style:style>
    <style:style style:name="P57" style:family="paragraph" style:parent-style-name="Text_20_body" style:list-style-name="L1">
      <style:text-properties officeooo:rsid="00169d2f" officeooo:paragraph-rsid="00169d2f"/>
    </style:style>
    <style:style style:name="P58" style:family="paragraph" style:parent-style-name="Text_20_body" style:list-style-name="L2">
      <style:text-properties officeooo:rsid="00468449" officeooo:paragraph-rsid="00468449"/>
    </style:style>
    <style:style style:name="P59" style:family="paragraph" style:parent-style-name="Text_20_body" style:list-style-name="L2">
      <style:text-properties officeooo:rsid="00468449" officeooo:paragraph-rsid="004944c8"/>
    </style:style>
    <style:style style:name="P60" style:family="paragraph" style:parent-style-name="Text_20_body" style:list-style-name="L2">
      <style:text-properties officeooo:rsid="004944c8" officeooo:paragraph-rsid="004944c8"/>
    </style:style>
    <style:style style:name="P61" style:family="paragraph" style:parent-style-name="Text_20_body" style:list-style-name="L3">
      <style:text-properties officeooo:rsid="004944c8" officeooo:paragraph-rsid="004944c8"/>
    </style:style>
    <style:style style:name="P62" style:family="paragraph" style:parent-style-name="Heading_20_1">
      <style:text-properties officeooo:rsid="00140ce1" officeooo:paragraph-rsid="00140ce1"/>
    </style:style>
    <style:style style:name="P63" style:family="paragraph" style:parent-style-name="Heading_20_1">
      <style:text-properties officeooo:rsid="00169d2f" officeooo:paragraph-rsid="00169d2f"/>
    </style:style>
    <style:style style:name="P64" style:family="paragraph" style:parent-style-name="Heading_20_1">
      <style:text-properties officeooo:rsid="00465314" officeooo:paragraph-rsid="00465314"/>
    </style:style>
    <style:style style:name="P65" style:family="paragraph" style:parent-style-name="Heading_20_1">
      <style:paragraph-properties fo:break-before="page"/>
      <style:text-properties officeooo:rsid="000de3e6" officeooo:paragraph-rsid="000de3e6"/>
    </style:style>
    <style:style style:name="P66" style:family="paragraph" style:parent-style-name="Heading_20_2">
      <style:text-properties officeooo:rsid="00169d2f" officeooo:paragraph-rsid="00169d2f"/>
    </style:style>
    <style:style style:name="P67" style:family="paragraph" style:parent-style-name="Heading_20_2">
      <style:text-properties officeooo:rsid="003fcf18" officeooo:paragraph-rsid="003fcf18"/>
    </style:style>
    <style:style style:name="P68" style:family="paragraph" style:parent-style-name="Heading_20_2">
      <style:text-properties officeooo:rsid="0023ae0a" officeooo:paragraph-rsid="004485af"/>
    </style:style>
    <style:style style:name="P69" style:family="paragraph" style:parent-style-name="Heading_20_2">
      <style:text-properties officeooo:rsid="00199333" officeooo:paragraph-rsid="00199333"/>
    </style:style>
    <style:style style:name="P70" style:family="paragraph" style:parent-style-name="Heading_20_2">
      <style:text-properties officeooo:rsid="00465314" officeooo:paragraph-rsid="00465314"/>
    </style:style>
    <style:style style:name="P71" style:family="paragraph" style:parent-style-name="Heading_20_2">
      <style:text-properties officeooo:rsid="00465314" officeooo:paragraph-rsid="00468449"/>
    </style:style>
    <style:style style:name="P72" style:family="paragraph" style:parent-style-name="Heading_20_2">
      <style:text-properties officeooo:rsid="00366e2d" officeooo:paragraph-rsid="0037a88e"/>
    </style:style>
    <style:style style:name="P73" style:family="paragraph" style:parent-style-name="Heading_20_3">
      <style:text-properties officeooo:rsid="00465314" officeooo:paragraph-rsid="00465314"/>
    </style:style>
    <style:style style:name="P74" style:family="paragraph" style:parent-style-name="Heading_20_3">
      <style:text-properties officeooo:rsid="002c9f19" officeooo:paragraph-rsid="002c9f19"/>
    </style:style>
    <style:style style:name="P75" style:family="paragraph" style:parent-style-name="Heading_20_3">
      <style:text-properties officeooo:rsid="002ca84d" officeooo:paragraph-rsid="002ca84d"/>
    </style:style>
    <style:style style:name="P76" style:family="paragraph" style:parent-style-name="Heading_20_3">
      <style:text-properties officeooo:paragraph-rsid="003266e0"/>
    </style:style>
    <style:style style:name="P77" style:family="paragraph" style:parent-style-name="Heading_20_3">
      <style:text-properties officeooo:paragraph-rsid="0037a88e"/>
    </style:style>
    <style:style style:name="P78" style:family="paragraph" style:parent-style-name="Heading_20_3">
      <style:text-properties officeooo:rsid="002ab468" officeooo:paragraph-rsid="003266e0"/>
    </style:style>
    <style:style style:name="P79" style:family="paragraph" style:parent-style-name="Heading_20_3">
      <style:text-properties officeooo:rsid="002ab468" officeooo:paragraph-rsid="003adf74"/>
    </style:style>
    <style:style style:name="P80" style:family="paragraph" style:parent-style-name="Heading_20_3">
      <style:text-properties officeooo:rsid="002ab468" officeooo:paragraph-rsid="003be887"/>
    </style:style>
    <style:style style:name="P81" style:family="paragraph" style:parent-style-name="Heading_20_3">
      <style:text-properties officeooo:rsid="003d4b1e" officeooo:paragraph-rsid="003d4b1e"/>
    </style:style>
    <style:style style:name="T1" style:family="text">
      <style:text-properties officeooo:rsid="000de3e6"/>
    </style:style>
    <style:style style:name="T2" style:family="text">
      <style:text-properties officeooo:rsid="000f06aa"/>
    </style:style>
    <style:style style:name="T3" style:family="text">
      <style:text-properties fo:font-weight="bold" style:font-weight-asian="bold" style:font-weight-complex="bold"/>
    </style:style>
    <style:style style:name="T4" style:family="text">
      <style:text-properties fo:font-weight="bold" officeooo:rsid="000f06aa" style:font-weight-asian="bold" style:font-weight-complex="bold"/>
    </style:style>
    <style:style style:name="T5" style:family="text">
      <style:text-properties fo:font-weight="bold" officeooo:rsid="00270592" style:font-weight-asian="bold" style:font-weight-complex="bold"/>
    </style:style>
    <style:style style:name="T6" style:family="text">
      <style:text-properties fo:font-weight="bold" officeooo:rsid="002c9f19" style:font-weight-asian="bold" style:font-weight-complex="bold"/>
    </style:style>
    <style:style style:name="T7" style:family="text">
      <style:text-properties fo:font-weight="bold" officeooo:rsid="00308d0d" style:font-weight-asian="bold" style:font-weight-complex="bold"/>
    </style:style>
    <style:style style:name="T8" style:family="text">
      <style:text-properties fo:font-weight="bold" officeooo:rsid="0037a88e" style:font-weight-asian="bold" style:font-weight-complex="bold"/>
    </style:style>
    <style:style style:name="T9" style:family="text">
      <style:text-properties fo:font-weight="bold" officeooo:rsid="003adf74" style:font-weight-asian="bold" style:font-weight-complex="bold"/>
    </style:style>
    <style:style style:name="T10" style:family="text">
      <style:text-properties fo:font-weight="bold" officeooo:rsid="003be887" style:font-weight-asian="bold" style:font-weight-complex="bold"/>
    </style:style>
    <style:style style:name="T11" style:family="text">
      <style:text-properties fo:font-weight="bold" officeooo:rsid="004944c8"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f06aa" style:font-weight-asian="normal" style:font-weight-complex="normal"/>
    </style:style>
    <style:style style:name="T14" style:family="text">
      <style:text-properties fo:font-weight="normal" officeooo:rsid="003adf74" style:font-weight-asian="normal" style:font-weight-complex="normal"/>
    </style:style>
    <style:style style:name="T15" style:family="text">
      <style:text-properties fo:font-weight="normal" officeooo:rsid="00270592" style:font-weight-asian="normal" style:font-weight-complex="normal"/>
    </style:style>
    <style:style style:name="T16" style:family="text">
      <style:text-properties fo:font-weight="normal" officeooo:rsid="002c9f19" style:font-weight-asian="normal" style:font-weight-complex="normal"/>
    </style:style>
    <style:style style:name="T17" style:family="text">
      <style:text-properties fo:font-weight="normal" officeooo:rsid="003d4b1e" style:font-weight-asian="normal" style:font-weight-complex="normal"/>
    </style:style>
    <style:style style:name="T18" style:family="text">
      <style:text-properties officeooo:rsid="00154f52"/>
    </style:style>
    <style:style style:name="T19" style:family="text">
      <style:text-properties officeooo:rsid="00181cfc"/>
    </style:style>
    <style:style style:name="T20" style:family="text">
      <style:text-properties officeooo:rsid="00199333"/>
    </style:style>
    <style:style style:name="T21" style:family="text">
      <style:text-properties officeooo:rsid="001d9097"/>
    </style:style>
    <style:style style:name="T22" style:family="text">
      <style:text-properties officeooo:rsid="001fa1f4"/>
    </style:style>
    <style:style style:name="T23" style:family="text">
      <style:text-properties officeooo:rsid="00210f99"/>
    </style:style>
    <style:style style:name="T24" style:family="text">
      <style:text-properties officeooo:rsid="002191d7"/>
    </style:style>
    <style:style style:name="T25" style:family="text">
      <style:text-properties officeooo:rsid="00270592"/>
    </style:style>
    <style:style style:name="T26" style:family="text">
      <style:text-properties officeooo:rsid="002ab468"/>
    </style:style>
    <style:style style:name="T27" style:family="text">
      <style:text-properties fo:font-style="italic" officeooo:rsid="00181cf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fo:font-weight="bold" officeooo:rsid="00181cfc" style:font-style-asian="normal" style:font-weight-asian="bold" style:font-style-complex="normal" style:font-weight-complex="bold"/>
    </style:style>
    <style:style style:name="T30" style:family="text">
      <style:text-properties fo:font-style="normal" fo:font-weight="bold" officeooo:rsid="0042f5c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181cfc" style:font-style-asian="normal" style:font-weight-asian="normal" style:font-style-complex="normal" style:font-weight-complex="normal"/>
    </style:style>
    <style:style style:name="T33" style:family="text">
      <style:text-properties officeooo:rsid="002c5d64"/>
    </style:style>
    <style:style style:name="T34" style:family="text">
      <style:text-properties officeooo:rsid="002c9f19"/>
    </style:style>
    <style:style style:name="T35" style:family="text">
      <style:text-properties officeooo:rsid="002e688b"/>
    </style:style>
    <style:style style:name="T36" style:family="text">
      <style:text-properties officeooo:rsid="00301a19"/>
    </style:style>
    <style:style style:name="T37" style:family="text">
      <style:text-properties officeooo:rsid="00308d0d"/>
    </style:style>
    <style:style style:name="T38" style:family="text">
      <style:text-properties officeooo:rsid="003266e0"/>
    </style:style>
    <style:style style:name="T39" style:family="text">
      <style:text-properties officeooo:rsid="00353aa9"/>
    </style:style>
    <style:style style:name="T40" style:family="text">
      <style:text-properties officeooo:rsid="0037a88e"/>
    </style:style>
    <style:style style:name="T41" style:family="text">
      <style:text-properties officeooo:rsid="003917ce"/>
    </style:style>
    <style:style style:name="T42" style:family="text">
      <style:text-properties officeooo:rsid="003adf74"/>
    </style:style>
    <style:style style:name="T43" style:family="text">
      <style:text-properties officeooo:rsid="003be887"/>
    </style:style>
    <style:style style:name="T44" style:family="text">
      <style:text-properties officeooo:rsid="003d4b1e"/>
    </style:style>
    <style:style style:name="T45" style:family="text">
      <style:text-properties officeooo:rsid="003fcf18"/>
    </style:style>
    <style:style style:name="T46" style:family="text">
      <style:text-properties officeooo:rsid="0040d2b1"/>
    </style:style>
    <style:style style:name="T47" style:family="text">
      <style:text-properties officeooo:rsid="0042f5cd"/>
    </style:style>
    <style:style style:name="T48" style:family="text">
      <style:text-properties officeooo:rsid="004485af"/>
    </style:style>
    <style:style style:name="T49" style:family="text">
      <style:text-properties officeooo:rsid="0044957e"/>
    </style:style>
    <style:style style:name="T50" style:family="text">
      <style:text-properties officeooo:rsid="0045810d"/>
    </style:style>
    <style:style style:name="T51" style:family="text">
      <style:text-properties officeooo:rsid="004821d0"/>
    </style:style>
    <style:style style:name="T52" style:family="text">
      <style:text-properties officeooo:rsid="004944c8"/>
    </style:style>
    <style:style style:name="T53" style:family="text">
      <style:text-properties officeooo:rsid="004a5c52"/>
    </style:style>
    <style:style style:name="T54" style:family="text">
      <style:text-properties officeooo:rsid="004ad0bd"/>
    </style:style>
    <style:style style:name="T55" style:family="text">
      <style:text-properties officeooo:rsid="004b042e"/>
    </style:style>
    <style:style style:name="T56" style:family="text">
      <style:text-properties officeooo:rsid="004ccc4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Genkidama</text:p>
      <text:p text:style-name="Subtitle"><text:tab/><text:span text:style-name="T1">Network application protocol definition</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52"><text:a xlink:type="simple" xlink:href="#__RefHeading___Toc105_2658993292" text:style-name="Index_20_Link" text:visited-style-name="Index_20_Link">1. Introduction<text:tab/>3</text:a></text:p>
          <text:p text:style-name="P52"><text:a xlink:type="simple" xlink:href="#__RefHeading___Toc107_2658993292" text:style-name="Index_20_Link" text:visited-style-name="Index_20_Link">2. Protocol minimalist definition<text:tab/>3</text:a></text:p>
          <text:p text:style-name="P52"><text:a xlink:type="simple" xlink:href="#__RefHeading___Toc122_2467648765" text:style-name="Index_20_Link" text:visited-style-name="Index_20_Link">3. Protocol requirements<text:tab/>3</text:a></text:p>
          <text:p text:style-name="P52"><text:a xlink:type="simple" xlink:href="#__RefHeading___Toc124_2467648765" text:style-name="Index_20_Link" text:visited-style-name="Index_20_Link">4. Protocol design and commands<text:tab/>3</text:a></text:p>
          <text:p text:style-name="P53"><text:a xlink:type="simple" xlink:href="#__RefHeading___Toc924_3632884427" text:style-name="Index_20_Link" text:visited-style-name="Index_20_Link">4.1 Container node<text:tab/>4</text:a></text:p>
          <text:p text:style-name="P53"><text:a xlink:type="simple" xlink:href="#__RefHeading___Toc126_2467648765" text:style-name="Index_20_Link" text:visited-style-name="Index_20_Link">4.2 Root node<text:tab/>4</text:a></text:p>
          <text:p text:style-name="P53"><text:a xlink:type="simple" xlink:href="#__RefHeading___Toc926_3632884427" text:style-name="Index_20_Link" text:visited-style-name="Index_20_Link">4.3 Meta node<text:tab/>4</text:a></text:p>
          <text:p text:style-name="P53"><text:a xlink:type="simple" xlink:href="#__RefHeading___Toc128_2467648765" text:style-name="Index_20_Link" text:visited-style-name="Index_20_Link">4.4 Protocol node<text:tab/>4</text:a></text:p>
          <text:p text:style-name="P52"><text:a xlink:type="simple" xlink:href="#__RefHeading___Toc1046_977194627" text:style-name="Index_20_Link" text:visited-style-name="Index_20_Link">5. Commands<text:tab/>5</text:a></text:p>
          <text:p text:style-name="P53"><text:a xlink:type="simple" xlink:href="#__RefHeading___Toc1048_977194627" text:style-name="Index_20_Link" text:visited-style-name="Index_20_Link">5.1 Meta Commands<text:tab/>5</text:a></text:p>
          <text:p text:style-name="P54"><text:a xlink:type="simple" xlink:href="#__RefHeading___Toc1050_977194627" text:style-name="Index_20_Link" text:visited-style-name="Index_20_Link">5.1.1 Command Acknowledgement<text:tab/>5</text:a></text:p>
          <text:p text:style-name="P53"><text:a xlink:type="simple" xlink:href="#__RefHeading___Toc1052_977194627" text:style-name="Index_20_Link" text:visited-style-name="Index_20_Link">5.2 Protocol Commands<text:tab/>5</text:a></text:p>
          <text:p text:style-name="P54"><text:a xlink:type="simple" xlink:href="#__RefHeading___Toc1054_977194627" text:style-name="Index_20_Link" text:visited-style-name="Index_20_Link">5.2.1 Host Commands<text:tab/>5</text:a></text:p>
          <text:p text:style-name="P54"><text:a xlink:type="simple" xlink:href="#__RefHeading___Toc1056_977194627" text:style-name="Index_20_Link" text:visited-style-name="Index_20_Link">5.2.1.1 Computation kick command<text:tab/>5</text:a></text:p>
          <text:p text:style-name="P54"><text:a xlink:type="simple" xlink:href="#__RefHeading___Toc1058_977194627" text:style-name="Index_20_Link" text:visited-style-name="Index_20_Link">5.2.2 Compute Device Commands<text:tab/>6</text:a></text:p>
          <text:p text:style-name="P54"><text:a xlink:type="simple" xlink:href="#__RefHeading___Toc1060_977194627" text:style-name="Index_20_Link" text:visited-style-name="Index_20_Link">5.2.2.1 Result re-transmission command<text:tab/>6</text:a></text:p>
          <text:p text:style-name="P52"><text:a xlink:type="simple" xlink:href="#__RefHeading___Toc138_2467648765" text:style-name="Index_20_Link" text:visited-style-name="Index_20_Link">5. Formats and additional definitions<text:tab/>6</text:a></text:p>
          <text:p text:style-name="P53"><text:a xlink:type="simple" xlink:href="#__RefHeading___Toc140_2467648765" text:style-name="Index_20_Link" text:visited-style-name="Index_20_Link">5.1 Generic formats<text:tab/>6</text:a></text:p>
          <text:p text:style-name="P54"><text:a xlink:type="simple" xlink:href="#__RefHeading___Toc150_2467648765" text:style-name="Index_20_Link" text:visited-style-name="Index_20_Link">5.1.1 dynamic type<text:tab/>6</text:a></text:p>
          <text:p text:style-name="P54"><text:a xlink:type="simple" xlink:href="#__RefHeading___Toc152_2467648765" text:style-name="Index_20_Link" text:visited-style-name="Index_20_Link">5.1.2 List<text:tab/>6</text:a></text:p>
          <text:p text:style-name="P53"><text:a xlink:type="simple" xlink:href="#__RefHeading___Toc701_754858271" text:style-name="Index_20_Link" text:visited-style-name="Index_20_Link">5.2 Simple formats<text:tab/>7</text:a></text:p>
          <text:p text:style-name="P54"><text:a xlink:type="simple" xlink:href="#__RefHeading___Toc184_2467648765" text:style-name="Index_20_Link" text:visited-style-name="Index_20_Link">5.2.1 byte<text:tab/>7</text:a></text:p>
          <text:p text:style-name="P54"><text:a xlink:type="simple" xlink:href="#__RefHeading___Toc703_754858271" text:style-name="Index_20_Link" text:visited-style-name="Index_20_Link">5.2.2 char<text:tab/>7</text:a></text:p>
          <text:p text:style-name="P54"><text:a xlink:type="simple" xlink:href="#__RefHeading___Toc142_2467648765" text:style-name="Index_20_Link" text:visited-style-name="Index_20_Link">5.2.3 short<text:tab/>7</text:a></text:p>
          <text:p text:style-name="P54"><text:a xlink:type="simple" xlink:href="#__RefHeading___Toc144_2467648765" text:style-name="Index_20_Link" text:visited-style-name="Index_20_Link">5.2.4 int<text:tab/>7</text:a></text:p>
          <text:p text:style-name="P54"><text:a xlink:type="simple" xlink:href="#__RefHeading___Toc146_2467648765" text:style-name="Index_20_Link" text:visited-style-name="Index_20_Link">5.2.5 long<text:tab/>7</text:a></text:p>
          <text:p text:style-name="P54"><text:a xlink:type="simple" xlink:href="#__RefHeading___Toc190_2467648765" text:style-name="Index_20_Link" text:visited-style-name="Index_20_Link">5.2.6 FP32<text:tab/>7</text:a></text:p>
          <text:p text:style-name="P54"><text:a xlink:type="simple" xlink:href="#__RefHeading___Toc192_2467648765" text:style-name="Index_20_Link" text:visited-style-name="Index_20_Link">5.2.7 FP64<text:tab/>7</text:a></text:p>
          <text:p text:style-name="P54"><text:a xlink:type="simple" xlink:href="#__RefHeading___Toc892_1214874334" text:style-name="Index_20_Link" text:visited-style-name="Index_20_Link">5.2.8 boolean<text:tab/>8</text:a></text:p>
          <text:p text:style-name="P53"><text:a xlink:type="simple" xlink:href="#__RefHeading___Toc705_754858271" text:style-name="Index_20_Link" text:visited-style-name="Index_20_Link">5.3 Composite formats<text:tab/>8</text:a></text:p>
          <text:p text:style-name="P54"><text:a xlink:type="simple" xlink:href="#__RefHeading___Toc707_754858271" text:style-name="Index_20_Link" text:visited-style-name="Index_20_Link">5.3.1 byte array<text:tab/>8</text:a></text:p>
          <text:p text:style-name="P54"><text:a xlink:type="simple" xlink:href="#__RefHeading___Toc709_754858271" text:style-name="Index_20_Link" text:visited-style-name="Index_20_Link">5.3.2 char array<text:tab/>8</text:a></text:p>
          <text:p text:style-name="P54"><text:a xlink:type="simple" xlink:href="#__RefHeading___Toc711_754858271" text:style-name="Index_20_Link" text:visited-style-name="Index_20_Link">5.3.3 short array<text:tab/>8</text:a></text:p>
          <text:p text:style-name="P54"><text:a xlink:type="simple" xlink:href="#__RefHeading___Toc713_754858271" text:style-name="Index_20_Link" text:visited-style-name="Index_20_Link">5.3.4 int array<text:tab/>8</text:a></text:p>
          <text:p text:style-name="P54"><text:a xlink:type="simple" xlink:href="#__RefHeading___Toc715_754858271" text:style-name="Index_20_Link" text:visited-style-name="Index_20_Link">5.3.5 long array<text:tab/>9</text:a></text:p>
          <text:p text:style-name="P54"><text:a xlink:type="simple" xlink:href="#__RefHeading___Toc717_754858271" text:style-name="Index_20_Link" text:visited-style-name="Index_20_Link">5.3.6 FP32 array<text:tab/>9</text:a></text:p>
          <text:p text:style-name="P54"><text:a xlink:type="simple" xlink:href="#__RefHeading___Toc719_754858271" text:style-name="Index_20_Link" text:visited-style-name="Index_20_Link">5.3.7 FP64 array<text:tab/>9</text:a></text:p>
          <text:p text:style-name="P54"><text:a xlink:type="simple" xlink:href="#__RefHeading___Toc894_1214874334" text:style-name="Index_20_Link" text:visited-style-name="Index_20_Link">5.3.8 boolean array<text:tab/>9</text:a></text:p>
        </text:index-body>
      </text:table-of-content>
      <text:p text:style-name="Text_20_body"/>
      <text:h text:style-name="P65" text:outline-level="1"><text:bookmark-start text:name="__RefHeading___Toc105_2658993292"/>1. Introduction<text:bookmark-end text:name="__RefHeading___Toc105_2658993292"/></text:h>
      <text:p text:style-name="P1">This document defines and specifies the Genkidama network application. The document will define the properties of the application protocol in all the fields from the most abstract ones (such as design philosophy, commands in general <text:span text:style-name="T2">and semantics</text:span>) to more specific properties <text:span text:style-name="T2">(</text:span>like <text:span text:style-name="T2">per command syntax</text:span>).</text:p>
      <text:h text:style-name="Heading_20_1" text:outline-level="1"><text:bookmark-start text:name="__RefHeading___Toc107_2658993292"/>2. <text:span text:style-name="T2">Protocol minimalist definition</text:span><text:bookmark-end text:name="__RefHeading___Toc107_2658993292"/></text:h>
      <text:p text:style-name="P2"><text:span text:style-name="T2">The </text:span><text:span text:style-name="T4">Genkidama</text:span><text:span text:style-name="T2"> network application protocol is built for communications between </text:span><text:span text:style-name="T4">GenkidamaH</text:span><text:span text:style-name="T2"> and </text:span><text:span text:style-name="T4">GenkidamaCD</text:span><text:span text:style-name="T2"> programs through a network. The protocol is designed to sit on top of the </text:span><text:span text:style-name="T4">TCP</text:span><text:span text:style-name="T2"> transport layer (the protocol itself does not provide any transport level guarantee). </text:span></text:p>
      <text:p text:style-name="P3"><text:span text:style-name="T2">Since the roles of the connected devices are not identical, </text:span><text:span text:style-name="T13">Genkidama</text:span><text:span text:style-name="T2"> is an </text:span><text:span text:style-name="T4">asymmetric</text:span><text:span text:style-name="T2"> protocol. The protocol <text:s/>doesn’t explicitly define client and server entities, only </text:span><text:span text:style-name="T4">host</text:span><text:span text:style-name="T2"> and</text:span><text:span text:style-name="T4"> compute device</text:span><text:span text:style-name="T2"> entities, in most cases though, the host will be the client and the compute device the server. The protocol assumes a stateful connection. </text:span></text:p>
      <text:p text:style-name="P4">Because of the different types of data that may be transmitted, the protocol works at byte level, bytes might then be interpreted as different data types.</text:p>
      <text:h text:style-name="P62" text:outline-level="1"><text:bookmark-start text:name="__RefHeading___Toc122_2467648765"/>3. Protocol requirements<text:bookmark-end text:name="__RefHeading___Toc122_2467648765"/></text:h>
      <text:p text:style-name="P2"><text:span text:style-name="T2">The protocol has <text:s/>to provide an interface wide enough to capture all the use-cases defined for </text:span><text:span text:style-name="T13">GenkidamaH</text:span><text:span text:style-name="T2">. The use-cases present some challenges which in turn define some requirements:</text:span></text:p>
      <text:list xml:id="list1175294385" text:style-name="L1">
        <text:list-item>
          <text:p text:style-name="P55">The messages in the protocol need to <text:span text:style-name="T18">support dynamic lengths</text:span></text:p>
        </text:list-item>
        <text:list-item>
          <text:p text:style-name="P56">The maximum length of the message needs to be big enough for any kind of practical use.</text:p>
        </text:list-item>
        <text:list-item>
          <text:p text:style-name="P56">The messages need to be entirely received before parsing.</text:p>
        </text:list-item>
        <text:list-item>
          <text:p text:style-name="P57">The information conveyed in each message must be self contained, state is not to be used as a tool for translation. For example if dynamic types are being used, information about the type needs to be transmitted too.</text:p>
        </text:list-item>
        <text:list-item>
          <text:p text:style-name="P57">Commands need to be as abstract as possible while staying relatable to use-cases. Flags are to be used to encompass different behaviors.</text:p>
        </text:list-item>
      </text:list>
      <text:h text:style-name="P63" text:outline-level="1"><text:bookmark-start text:name="__RefHeading___Toc124_2467648765"/>4. Protocol design <text:span text:style-name="T25">and commands</text:span><text:bookmark-end text:name="__RefHeading___Toc124_2467648765"/></text:h>
      <text:p text:style-name="P5">The protocol is designed in a hierarchy. The lower level nodes will be more refined commands with narrow scope while the upper levels are about commands in an abstract sense and wide scope. The lea<text:span text:style-name="T55">ve</text:span>s of the tree are the only real instances of commands.</text:p>
      <text:p text:style-name="P7">Because full reception is needed before parsing starts, we need to know the length of the command to decide when we are done reading the command. To achieve this, all <text:span text:style-name="T23">dynamic</text:span> fields in commands are preceded by the length they take, <text:span text:style-name="T19">the length is expressed as</text:span><text:span text:style-name="T27"> </text:span><text:span text:style-name="T32">unsigned</text:span><text:span text:style-name="T29"> </text:span><text:span text:style-name="T30">int</text:span><text:span text:style-name="T29"> </text:span><text:span text:style-name="T19">format</text:span>. </text:p>
      <text:p text:style-name="P5"/>
      <text:h text:style-name="P66" text:outline-level="2"><text:soft-page-break/></text:h>
      <text:h text:style-name="P67" text:outline-level="2"><text:bookmark-start text:name="__RefHeading___Toc924_3632884427"/>4.1 Container node<text:bookmark-end text:name="__RefHeading___Toc924_3632884427"/></text:h>
      <text:p text:style-name="P34">This node defines how commands are packaged. It defines a frame in which all commands fit. The container contains the information to delimit the command in the byte stream and to allow the parsing of complete commands.</text:p>
      <text:p text:style-name="P34">The container node defines <text:span text:style-name="T56">two</text:span> fields:</text:p>
      <text:p text:style-name="P34"><text:s/>The <text:span text:style-name="T56">first</text:span> field is <text:span text:style-name="T46">a number (encoded as an 8byte long) that indicates the length of the second field which are the contents of the command</text:span></text:p>
      <text:h text:style-name="P66" text:outline-level="2"><text:bookmark-start text:name="__RefHeading___Toc126_2467648765"/>4.<text:span text:style-name="T45">2</text:span> <text:span text:style-name="T47">Root</text:span> node<text:bookmark-end text:name="__RefHeading___Toc126_2467648765"/></text:h>
      <text:p text:style-name="P6">The root node defines the common properties of all commands, <text:span text:style-name="T45">it inherits from the container node</text:span>.</text:p>
      <text:p text:style-name="P7">The root node defines the master field which contains all the information about the command. In this level meta-information is leveraged, i.e. information about the command itself.</text:p>
      <text:p text:style-name="P7">The first field <text:span text:style-name="T20">is the command type identifier (a byte long), and the second field is the fields of the command type.</text:span></text:p>
      <text:h text:style-name="P68" text:outline-level="2"><text:bookmark-start text:name="__RefHeading___Toc926_3632884427"/>4.<text:span text:style-name="T48">3</text:span> <text:span text:style-name="T48">Meta</text:span> node<text:bookmark-end text:name="__RefHeading___Toc926_3632884427"/></text:h>
      <text:p text:style-name="P35">The meta node specifies the basic syntax for commands that carry meta-information. We say data is meta-info if it doesn’t have to do with the functional aspects of the connection (it does not facilitate a range of use cases), but may be useful to transmit. </text:p>
      <text:p text:style-name="P36">The commands derived from the meta node are symmetric in the protocol.</text:p>
      <text:p text:style-name="P49">The meta node has two fields and extends from the Root Node:</text:p>
      <text:p text:style-name="P48"/>
      <text:p text:style-name="P47">The first field is the meta-command identifier, the second is the specific fields of the meta-command.</text:p>
      <text:h text:style-name="P69" text:outline-level="2"/>
      <text:h text:style-name="P69" text:outline-level="2"><text:bookmark-start text:name="__RefHeading___Toc128_2467648765"/>4.<text:span text:style-name="T49">4</text:span> <text:span text:style-name="T49">Protocol</text:span> node<text:bookmark-end text:name="__RefHeading___Toc128_2467648765"/></text:h>
      <text:p text:style-name="P22">The <text:span text:style-name="T49">protocol</text:span> node extends the root node and defines the properties for the commands <text:span text:style-name="T49">that have the control flow defined outside of the very application protocol (these commands are used by some external application to support some features).</text:span></text:p>
      <text:p text:style-name="P8">The <text:span text:style-name="T50">protocol</text:span> node has <text:span text:style-name="T50">3</text:span> fields:</text:p>
      <text:p text:style-name="P8">The first field is the command ordinal number (<text:span text:style-name="T12">unsigned</text:span><text:span text:style-name="T3"> short </text:span>format) which tells which command number the issued command is, <text:span text:style-name="T50">the second field is the protocol node command identifier, </text:span>the <text:span text:style-name="T50">last</text:span> field is for the additional fields of the command <text:span text:style-name="T50">(command-specific)</text:span>.<text:bookmark text:name="__DdeLink__929_1584114919"/><text:bookmark text:name="__DdeLink__927_1584114919"/></text:p>
      <text:h text:style-name="P64" text:outline-level="1"><text:bookmark-start text:name="__RefHeading___Toc1046_977194627"/><text:soft-page-break/>5. Commands<text:bookmark-end text:name="__RefHeading___Toc1046_977194627"/></text:h>
      <text:h text:style-name="P70" text:outline-level="2"><text:bookmark-start text:name="__RefHeading___Toc1048_977194627"/>5.1 Meta Commands<text:bookmark-end text:name="__RefHeading___Toc1048_977194627"/></text:h>
      <text:h text:style-name="P73" text:outline-level="3"><text:bookmark-start text:name="__RefHeading___Toc1050_977194627"/>5.1.1 Command Acknowledgement<text:bookmark-end text:name="__RefHeading___Toc1050_977194627"/></text:h>
      <text:p text:style-name="P37">This meta command is used by the system implementing the protocol to announce the other end of the connection that a protocol command has arrived and that it has had a positive or negative result when processing. It may also transmit additional information about the result it has had (this is command specific).</text:p>
      <text:p text:style-name="P37"/>
      <text:p text:style-name="P37">The command has three fields:</text:p>
      <text:list xml:id="list4137449891" text:style-name="L2">
        <text:list-item>
          <text:p text:style-name="P58">The information about the processed command. Divides up into two sub-fields:</text:p>
          <text:list>
            <text:list-item>
              <text:p text:style-name="P58">The protocol-command id of the processed command (byte).</text:p>
            </text:list-item>
            <text:list-item>
              <text:p text:style-name="P58">The command ordinal number (unsigned <text:span text:style-name="T3">short</text:span>).</text:p>
            </text:list-item>
          </text:list>
        </text:list-item>
        <text:list-item>
          <text:p text:style-name="P58">The result of the processing (0 = OK, 1 = err ; 1 byte).</text:p>
        </text:list-item>
        <text:list-item>
          <text:p text:style-name="P59">Additional Info: </text:p>
          <text:list>
            <text:list-item>
              <text:p text:style-name="P59"><text:span text:style-name="T52">In case of </text:span><text:span text:style-name="T11">error</text:span><text:span text:style-name="T52"> a error code* (1 byte) followed by the corresponding additional information to that code </text:span>(<text:span text:style-name="T52">error code</text:span> dependent).</text:p>
            </text:list-item>
            <text:list-item>
              <text:p text:style-name="P60">In case of <text:span text:style-name="T3">success </text:span><text:span text:style-name="T12">completely command depenedent.</text:span></text:p>
            </text:list-item>
          </text:list>
        </text:list-item>
      </text:list>
      <text:p text:style-name="P45"/>
      <text:p text:style-name="P44"><text:span text:style-name="T12">* Error codes up to </text:span><text:span text:style-name="T28">7f</text:span><text:span text:style-name="T12"> are reserved, command specific codes must be &gt;= </text:span><text:span text:style-name="T28">80</text:span><text:span text:style-name="T31">.</text:span></text:p>
      <text:p text:style-name="P37">Meta-command id: 0</text:p>
      <text:h text:style-name="P71" text:outline-level="2"><text:bookmark-start text:name="__RefHeading___Toc1052_977194627"/>5.2 Protocol Commands<text:bookmark-end text:name="__RefHeading___Toc1052_977194627"/></text:h>
      <text:h text:style-name="Heading_20_3" text:outline-level="3"><text:bookmark-start text:name="__RefHeading___Toc1054_977194627"/>5.2.1 Host Commands<text:bookmark-end text:name="__RefHeading___Toc1054_977194627"/></text:h>
      <text:h text:style-name="Heading_20_3" text:outline-level="3"><text:bookmark-start text:name="__RefHeading___Toc1056_977194627"/><text:span text:style-name="T51">5.2.1.1 </text:span>Computation kick <text:span text:style-name="T51">command</text:span><text:bookmark-end text:name="__RefHeading___Toc1056_977194627"/></text:h>
      <text:p text:style-name="P39">The computation kick <text:span text:style-name="T51">command</text:span> is used to issue a computation on the compute device by the host.</text:p>
      <text:p text:style-name="P40">The computation <text:span text:style-name="T21">kick</text:span> command <text:span text:style-name="T51">has 2 fields:</text:span></text:p>
      <text:p text:style-name="P38">The first field contains a number (<text:span text:style-name="T15">unsigned</text:span><text:span text:style-name="T5"> short </text:span><text:span text:style-name="T25">format</text:span>) which represents the program that is going to be executed in the compute device. The second field contains the parameter<text:span text:style-name="T40">s </text:span>for the program which is sent in <text:span text:style-name="T8">list</text:span><text:span text:style-name="T3"> type</text:span> format.</text:p>
      <text:p text:style-name="P44">On acknowledgement:</text:p>
      <text:p text:style-name="P44">If <text:span text:style-name="T3">OK</text:span>:</text:p>
      <text:p text:style-name="P44"><text:tab/>The additional information contains the computation id (2 byte <text:span text:style-name="T3">short</text:span>)</text:p>
      <text:p text:style-name="P44">If <text:span text:style-name="T3">ERR</text:span>:</text:p>
      <text:p text:style-name="P44"><text:soft-page-break/><text:tab/>The additional information contains the error code (1 byte):</text:p>
      <text:list xml:id="list1505324777" text:style-name="L3">
        <text:list-item>
          <text:p text:style-name="P61">80 : no such program id</text:p>
        </text:list-item>
        <text:list-item>
          <text:p text:style-name="P61">81 : parameter <text:span text:style-name="T53">mismatch</text:span></text:p>
        </text:list-item>
      </text:list>
      <text:p text:style-name="P41"><text:bookmark-start text:name="__DdeLink__931_1584114919"/>Protocol-command id: 0<text:bookmark-end text:name="__DdeLink__931_1584114919"/></text:p>
      <text:h text:style-name="P73" text:outline-level="3"><text:bookmark-start text:name="__RefHeading___Toc1058_977194627"/>5.2.2 Compute Device Commands<text:bookmark-end text:name="__RefHeading___Toc1058_977194627"/></text:h>
      <text:h text:style-name="Heading_20_3" text:outline-level="3"><text:bookmark-start text:name="__RefHeading___Toc1060_977194627"/><text:span text:style-name="T51">5.2.2.1</text:span> Result re-transmission <text:span text:style-name="T51">command</text:span><text:bookmark-end text:name="__RefHeading___Toc1060_977194627"/></text:h>
      <text:p text:style-name="P43">The result re-transmission <text:span text:style-name="T51">command</text:span> is used to re-transmit a result of a computation from the compute-device to the host.</text:p>
      <text:p text:style-name="P50">The result re-transmission command <text:s/>adds <text:span text:style-name="T53">3</text:span> fields:</text:p>
      <text:p text:style-name="P50"/>
      <text:p text:style-name="P38">The first field contains a <text:span text:style-name="T22">number</text:span> (<text:span text:style-name="T15">unsigned</text:span><text:span text:style-name="T5"> short </text:span><text:span text:style-name="T25">format</text:span>) which represents the <text:span text:style-name="T24">id of the computation</text:span> that <text:span text:style-name="T24">was</text:span> executed in the compute device. <text:span text:style-name="T53">The second field (1 byte) indicates whether the program produced any external error (0 = OK, 1 = ERR). </text:span>The <text:span text:style-name="T53">third</text:span> field contains the <text:span text:style-name="T24">result</text:span> for the program <text:span text:style-name="T53">(if OK) </text:span>which is sent in <text:span text:style-name="T3">dynamic type</text:span> format <text:span text:style-name="T53">or UTF-8 encoded bytes with the stack trace of the external error (if ERR)</text:span>.</text:p>
      <text:p text:style-name="P42">Protocol-command id: <text:span text:style-name="T53">1</text:span></text:p>
      <text:h text:style-name="Heading_20_1" text:outline-level="1"><text:bookmark-start text:name="__RefHeading___Toc138_2467648765"/><text:span text:style-name="T54">6</text:span>. Formats and additional definitions<text:bookmark-end text:name="__RefHeading___Toc138_2467648765"/></text:h>
      <text:h text:style-name="Heading_20_2" text:outline-level="2"><text:bookmark-start text:name="__RefHeading___Toc140_2467648765"/><text:span text:style-name="T54">6</text:span>.1 <text:span text:style-name="T40">Generic formats</text:span><text:bookmark-end text:name="__RefHeading___Toc140_2467648765"/></text:h>
      <text:h text:style-name="P74" text:outline-level="3"><text:bookmark-start text:name="__RefHeading___Toc150_2467648765"/><text:span text:style-name="T54">6</text:span>.1.<text:span text:style-name="T38">1</text:span> dynamic type<text:bookmark-end text:name="__RefHeading___Toc150_2467648765"/></text:h>
      <text:p text:style-name="P11">The dynamic type format is composed by two fields:</text:p>
      <text:p text:style-name="P12"><text:span text:style-name="T34">The first field is a number in </text:span><text:span text:style-name="T16">unsigned</text:span><text:span text:style-name="T6"> byte</text:span><text:span text:style-name="T34"> format, which represents the id of the type. The second field is the value of the type. The type id should suffice to parse the content of the second field.</text:span></text:p>
      <text:p text:style-name="P11">There are various instances of dynamic types, <text:span text:style-name="T38">most type ids are left for user definition, some are given in the default implementation.</text:span></text:p>
      <text:p text:style-name="P23">Type id: does not have</text:p>
      <text:p text:style-name="P24">Java type map: DynamicType (interface)</text:p>
      <text:h text:style-name="P75" text:outline-level="3"><text:bookmark-start text:name="__RefHeading___Toc152_2467648765"/><text:span text:style-name="T54">6</text:span>.1.<text:span text:style-name="T38">2</text:span> List<text:bookmark-end text:name="__RefHeading___Toc152_2467648765"/></text:h>
      <text:p text:style-name="P13">The list is a dynamic length format which allows to represent a linear collection of ordered data.</text:p>
      <text:p text:style-name="P13">The list format is composed of <text:span text:style-name="T35">2*</text:span>n + 1 fields</text:p>
      <text:p text:style-name="P19">The first field indicates how many elements the list has (<text:span text:style-name="T7">dynamic type</text:span> format, <text:span text:style-name="T37">this is supposed to be a natural type</text:span>). The (2*i)th field contains the number <text:span text:style-name="T36">(</text:span><text:span text:style-name="T7">dynamic type</text:span> format, <text:span text:style-name="T37">this is supposed to be a natural type)</text:span> of bytes that <text:span text:style-name="T36">the </text:span>(2*i <text:span text:style-name="T37">+ 1</text:span>)th <text:span text:style-name="T37">field has. <text:s/>The </text:span>(2*i <text:span text:style-name="T37">+ 1</text:span>)th <text:span text:style-name="T37">field is a </text:span><text:span text:style-name="T7">dynamic type format</text:span><text:span text:style-name="T37">.</text:span></text:p>
      <text:p text:style-name="P20"><text:soft-page-break/>Type id: <text:span text:style-name="T38">0</text:span></text:p>
      <text:p text:style-name="P24">Java type map: List&lt;DynamicType&gt;</text:p>
      <text:h text:style-name="P72" text:outline-level="2"><text:bookmark-start text:name="__RefHeading___Toc701_754858271"/><text:span text:style-name="T54">6</text:span>.<text:span text:style-name="T40">2</text:span> <text:span text:style-name="T40">Simple formats</text:span><text:bookmark-end text:name="__RefHeading___Toc701_754858271"/></text:h>
      <text:h text:style-name="P76" text:outline-level="3"><text:bookmark-start text:name="__RefHeading___Toc184_2467648765"/><text:span text:style-name="T54">6</text:span>.<text:span text:style-name="T40">2</text:span>.<text:span text:style-name="T40">1 byte</text:span><text:bookmark-end text:name="__RefHeading___Toc184_2467648765"/></text:h>
      <text:p text:style-name="P9">The <text:span text:style-name="T34">byte</text:span> format is composed by <text:span text:style-name="T34">a</text:span> <text:span text:style-name="T34">single</text:span> byte which represent a<text:span text:style-name="T41">n</text:span> <text:span text:style-name="T34">8</text:span> bit <text:span text:style-name="T40">whole</text:span> number.</text:p>
      <text:p text:style-name="P14">Type id: <text:span text:style-name="T38">1</text:span></text:p>
      <text:p text:style-name="P25">Java type map: byte</text:p>
      <text:h text:style-name="P77" text:outline-level="3"><text:bookmark-start text:name="__RefHeading___Toc703_754858271"/><text:span text:style-name="T54">6</text:span>.<text:span text:style-name="T40">2</text:span>.<text:span text:style-name="T40">2 char</text:span><text:bookmark-end text:name="__RefHeading___Toc703_754858271"/></text:h>
      <text:p text:style-name="P10">The <text:span text:style-name="T40">char</text:span> format is composed by <text:span text:style-name="T40">two bytes </text:span>which represent a <text:span text:style-name="T40">UTF-16 character</text:span>.</text:p>
      <text:p text:style-name="P15">Type id: <text:span text:style-name="T40">2</text:span></text:p>
      <text:p text:style-name="P25">Java type map: char</text:p>
      <text:h text:style-name="P76" text:outline-level="3"><text:bookmark-start text:name="__RefHeading___Toc142_2467648765"/><text:span text:style-name="T26">5.2.3 </text:span>short<text:bookmark-end text:name="__RefHeading___Toc142_2467648765"/></text:h>
      <text:p text:style-name="P9">The short format is composed by two contiguous bytes which represent a 16 bit <text:span text:style-name="T40">whole</text:span> number. <text:span text:style-name="T42">The format is the same as the </text:span><text:span text:style-name="T9">short </text:span><text:span text:style-name="T14">format but gets mapped to other type.</text:span></text:p>
      <text:p text:style-name="P14">Type id: <text:span text:style-name="T41">3</text:span></text:p>
      <text:p text:style-name="P25">Java type map: short</text:p>
      <text:h text:style-name="P78" text:outline-level="3"><text:bookmark-start text:name="__RefHeading___Toc144_2467648765"/><text:span text:style-name="T54">6</text:span>.<text:span text:style-name="T41">2</text:span>.<text:span text:style-name="T41">4</text:span> <text:span text:style-name="T40">int</text:span><text:bookmark-end text:name="__RefHeading___Toc144_2467648765"/></text:h>
      <text:p text:style-name="P9">The <text:span text:style-name="T40">int</text:span> format is composed by <text:span text:style-name="T33">four</text:span> contiguous bytes which represent a <text:span text:style-name="T35">32</text:span> bit <text:span text:style-name="T40">whole</text:span> number.</text:p>
      <text:p text:style-name="P14">Type id: <text:span text:style-name="T41">4</text:span></text:p>
      <text:p text:style-name="P25">Java type map: int</text:p>
      <text:h text:style-name="P78" text:outline-level="3"><text:bookmark-start text:name="__RefHeading___Toc146_2467648765"/><text:span text:style-name="T54">6</text:span>.<text:span text:style-name="T41">2</text:span>.<text:span text:style-name="T41">5 </text:span>long <text:bookmark-end text:name="__RefHeading___Toc146_2467648765"/></text:h>
      <text:p text:style-name="P9">The <text:span text:style-name="T33">long</text:span> format is composed by <text:span text:style-name="T35">eight</text:span> contiguous bytes which represent a <text:span text:style-name="T35">64</text:span> bit <text:span text:style-name="T40">whole</text:span> number.</text:p>
      <text:p text:style-name="P14">Type id: <text:span text:style-name="T41">5</text:span></text:p>
      <text:p text:style-name="P25">Java type map: long</text:p>
      <text:h text:style-name="P78" text:outline-level="3"><text:bookmark-start text:name="__RefHeading___Toc190_2467648765"/><text:span text:style-name="T54">6</text:span>.<text:span text:style-name="T41">2</text:span>.<text:span text:style-name="T41">6 FP32</text:span><text:bookmark-end text:name="__RefHeading___Toc190_2467648765"/></text:h>
      <text:p text:style-name="P21"><text:span text:style-name="T38">Single</text:span>-precision <text:span text:style-name="T38">32</text:span> bit float. Expressed in IEEE standard. </text:p>
      <text:p text:style-name="P14">Type id: <text:span text:style-name="T41">6</text:span></text:p>
      <text:p text:style-name="P26">Java type map: float</text:p>
      <text:h text:style-name="P78" text:outline-level="3"><text:bookmark-start text:name="__RefHeading___Toc192_2467648765"/><text:span text:style-name="T54">6</text:span>.<text:span text:style-name="T41">2</text:span>.<text:span text:style-name="T41">7 FP64</text:span><text:bookmark-end text:name="__RefHeading___Toc192_2467648765"/></text:h>
      <text:p text:style-name="P21"><text:span text:style-name="T38">Double</text:span>-precision <text:span text:style-name="T38">64</text:span> bit float. Expressed in IEEE standard. </text:p>
      <text:p text:style-name="P14"><text:soft-page-break/>Type id: <text:span text:style-name="T39">7</text:span></text:p>
      <text:p text:style-name="P26">Java type map: double</text:p>
      <text:h text:style-name="P81" text:outline-level="3"><text:bookmark-start text:name="__RefHeading___Toc892_1214874334"/><text:span text:style-name="T54">6</text:span>.2.8 boolean<text:bookmark-end text:name="__RefHeading___Toc892_1214874334"/></text:h>
      <text:p text:style-name="P33">A byte representing a boolean (7 bits are lost). If true all byte bits to one if false all byte bits to zero.</text:p>
      <text:p text:style-name="P33">Type id: 8</text:p>
      <text:p text:style-name="P33">Java type map: boolean</text:p>
      <text:h text:style-name="Heading_20_2" text:outline-level="2"><text:bookmark-start text:name="__RefHeading___Toc705_754858271"/><text:span text:style-name="T54">6</text:span>.3 <text:span text:style-name="T41">Composite formats</text:span><text:bookmark-end text:name="__RefHeading___Toc705_754858271"/></text:h>
      <text:p text:style-name="P26">These formats exist in order to make transmission of big data efficient (to avoid using List which is very inefficient). All the formats have two fields. For all the formats the first field is a number (in unsigned <text:span text:style-name="T3">long</text:span> format) that expresses the number of elements of the linear collection. The second field is up to <text:span text:style-name="T42">the specific format.</text:span></text:p>
      <text:h text:style-name="P79" text:outline-level="3"><text:bookmark-start text:name="__RefHeading___Toc707_754858271"/><text:span text:style-name="T54">6</text:span>.<text:span text:style-name="T42">3</text:span>.<text:span text:style-name="T43">1 byte array</text:span><text:bookmark-end text:name="__RefHeading___Toc707_754858271"/></text:h>
      <text:p text:style-name="P30">This format represents a <text:span text:style-name="T42">byte array</text:span>, <text:span text:style-name="T42">the second field of the format is formed of </text:span><text:span text:style-name="T9">byte</text:span><text:span text:style-name="T42"> formats back to back, as many as indicated in the first field.</text:span></text:p>
      <text:p text:style-name="P16">Type id: <text:span text:style-name="T44">9</text:span></text:p>
      <text:p text:style-name="P27">Java type map: byte[]</text:p>
      <text:h text:style-name="P79" text:outline-level="3"><text:bookmark-start text:name="__RefHeading___Toc709_754858271"/><text:span text:style-name="T54">6</text:span>.<text:span text:style-name="T42">3</text:span>.<text:span text:style-name="T43">2 char array</text:span><text:bookmark-end text:name="__RefHeading___Toc709_754858271"/></text:h>
      <text:p text:style-name="P30">This format represents a <text:span text:style-name="T42">char array</text:span>, <text:span text:style-name="T42">the second field of the format is formed of </text:span><text:span text:style-name="T9">char</text:span><text:span text:style-name="T42"> formats back to back, as many as indicated in the first field. </text:span></text:p>
      <text:p text:style-name="P16">Type id:<text:span text:style-name="T44">10</text:span></text:p>
      <text:p text:style-name="P27">Java type map: char[]</text:p>
      <text:h text:style-name="P80" text:outline-level="3"><text:bookmark-start text:name="__RefHeading___Toc711_754858271"/><text:span text:style-name="T54">6</text:span>.<text:span text:style-name="T42">3</text:span>.<text:span text:style-name="T43">3 short array</text:span><text:bookmark-end text:name="__RefHeading___Toc711_754858271"/></text:h>
      <text:p text:style-name="P31">This format represents a <text:span text:style-name="T43">short array</text:span>, <text:span text:style-name="T42">the second field of the format is formed of </text:span><text:span text:style-name="T10">short</text:span><text:span text:style-name="T42"> formats back to back, as many as indicated in the first field.</text:span></text:p>
      <text:p text:style-name="P17">Type id: <text:span text:style-name="T43">11</text:span></text:p>
      <text:p text:style-name="P28">Java type map: <text:span text:style-name="T43">short</text:span>[]</text:p>
      <text:h text:style-name="P80" text:outline-level="3"><text:bookmark-start text:name="__RefHeading___Toc713_754858271"/><text:span text:style-name="T54">6</text:span>.<text:span text:style-name="T42">3</text:span>.<text:span text:style-name="T43">4 int array</text:span><text:bookmark-end text:name="__RefHeading___Toc713_754858271"/></text:h>
      <text:p text:style-name="P31">This format represents a<text:span text:style-name="T43">n</text:span> <text:span text:style-name="T43">int array</text:span>, <text:span text:style-name="T42">the second field of the format is formed of </text:span><text:span text:style-name="T10">int</text:span><text:span text:style-name="T42"> formats back to back, as many as indicated in the first field.</text:span></text:p>
      <text:p text:style-name="P17">Type id: <text:span text:style-name="T43">12</text:span></text:p>
      <text:p text:style-name="P28">Java type map: <text:span text:style-name="T44">int</text:span>[]</text:p>
      <text:h text:style-name="P80" text:outline-level="3"><text:bookmark-start text:name="__RefHeading___Toc715_754858271"/><text:soft-page-break/><text:span text:style-name="T54">6</text:span>.<text:span text:style-name="T42">3</text:span>.<text:span text:style-name="T43">5 long array</text:span><text:bookmark-end text:name="__RefHeading___Toc715_754858271"/></text:h>
      <text:p text:style-name="P31">This format represents a <text:span text:style-name="T43">long array</text:span>, <text:span text:style-name="T42">the second field of the format is formed of</text:span><text:span text:style-name="T14"> </text:span><text:span text:style-name="T9">l</text:span><text:span text:style-name="T10">ong</text:span><text:span text:style-name="T14"> </text:span><text:span text:style-name="T42">formats back to back, as many as indicated in the first field.</text:span></text:p>
      <text:p text:style-name="P17">Type id: <text:span text:style-name="T43">13</text:span></text:p>
      <text:p text:style-name="P28">Java type map: <text:span text:style-name="T43">long</text:span>[]</text:p>
      <text:p text:style-name="P28"/>
      <text:h text:style-name="P80" text:outline-level="3"><text:bookmark-start text:name="__RefHeading___Toc717_754858271"/><text:span text:style-name="T54">6</text:span>.<text:span text:style-name="T42">3</text:span>.<text:span text:style-name="T43">6 FP32 array</text:span><text:bookmark-end text:name="__RefHeading___Toc717_754858271"/></text:h>
      <text:p text:style-name="P31">This format represents a <text:span text:style-name="T43">float array</text:span>, <text:span text:style-name="T42">the second field of the format is formed of</text:span><text:span text:style-name="T14"> </text:span><text:span text:style-name="T10">float</text:span><text:span text:style-name="T14"> </text:span><text:span text:style-name="T42">formats back to back, as many as indicated in the first field.</text:span></text:p>
      <text:p text:style-name="P17">Type id: <text:span text:style-name="T43">14</text:span></text:p>
      <text:p text:style-name="P28">Java type map: <text:span text:style-name="T43">float[]</text:span></text:p>
      <text:h text:style-name="P80" text:outline-level="3"><text:bookmark-start text:name="__RefHeading___Toc719_754858271"/><text:span text:style-name="T54">6</text:span>.<text:span text:style-name="T42">3</text:span>.<text:span text:style-name="T43">7 FP64 array</text:span><text:bookmark-end text:name="__RefHeading___Toc719_754858271"/></text:h>
      <text:p text:style-name="P31">This format represents a <text:span text:style-name="T43">double array</text:span>, <text:span text:style-name="T42">the second field of the format is formed of</text:span><text:span text:style-name="T14"> </text:span><text:span text:style-name="T10">double</text:span><text:span text:style-name="T14"> </text:span><text:span text:style-name="T42">formats back to back, as many as indicated in the first field.</text:span></text:p>
      <text:p text:style-name="P17">Type id: <text:span text:style-name="T43">15</text:span></text:p>
      <text:p text:style-name="P28">Java type map: <text:span text:style-name="T43">double[]</text:span></text:p>
      <text:h text:style-name="P81" text:outline-level="3"><text:bookmark-start text:name="__RefHeading___Toc894_1214874334"/><text:span text:style-name="T54">6</text:span>.3.8 boolean array<text:bookmark-end text:name="__RefHeading___Toc894_1214874334"/></text:h>
      <text:p text:style-name="P32">This format represents a <text:span text:style-name="T43">double array</text:span>, <text:span text:style-name="T42">the second field of the format is formed of</text:span><text:span text:style-name="T14"> </text:span><text:span text:style-name="T17">ceil(n/8) bytes, each bit corresponds to one index of the array. The missing bits are undefined and are padded with whatever value.</text:span></text:p>
      <text:p text:style-name="P18">Type id: <text:span text:style-name="T43">16</text:span></text:p>
      <text:p text:style-name="P29">Java type map: <text:span text:style-name="T44">boole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7:25:46.832426933</meta:creation-date>
    <dc:date>2019-06-27T18:21:53.535163078</dc:date>
    <meta:editing-duration>PT7H3M35S</meta:editing-duration>
    <meta:editing-cycles>36</meta:editing-cycles>
    <meta:generator>LibreOffice/6.2.4.2$Linux_X86_64 LibreOffice_project/2412653d852ce75f65fbfa83fb7e7b669a126d64</meta:generator>
    <meta:document-statistic meta:table-count="0" meta:image-count="0" meta:object-count="0" meta:page-count="9" meta:paragraph-count="189" meta:word-count="2021" meta:character-count="11532" meta:non-whitespace-character-count="9697"/>
  </office:meta>
</office:document-meta>
</file>